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lor Emoji" svg:font-family="'Color Emoj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style:font-name="Liberation Serif" fo:font-size="26pt" style:font-size-asian="26pt" style:font-size-complex="26pt"/>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style:font-name="Liberation Serif" fo:font-size="14pt" style:font-size-asian="14pt" style:font-size-complex="14pt"/>
    </style:style>
    <style:style style:name="T1" style:family="text">
      <style:text-properties style:font-name="Liberation Serif"/>
    </style:style>
    <style:style style:name="T2" style:family="text">
      <style:text-properties fo:font-variant="normal" fo:text-transform="none" fo:color="#000000" loext:opacity="100%" style:font-name="Liberation Serif" fo:font-size="26pt" fo:letter-spacing="normal" fo:font-style="normal" fo:font-weight="normal" style:font-name-asian="Color Emoji" style:font-size-asian="26pt" style:font-style-asian="normal" style:font-weight-asian="normal" style:font-size-complex="26pt"/>
    </style:style>
    <style:style style:name="T3" style:family="text">
      <style:text-properties style:font-name="Liberation Serif" fo:font-size="26pt" style:font-size-asian="26pt" style:font-size-complex="26pt"/>
    </style:style>
    <style:style style:name="T4" style:family="text">
      <style:text-properties fo:font-variant="normal" fo:text-transform="none" fo:color="#000000" loext:opacity="100%" style:font-name="Liberation Serif" fo:font-size="14pt" fo:letter-spacing="normal" fo:font-style="normal" fo:font-weight="normal" style:font-name-asian="Color Emoji" style:font-size-asian="14pt" style:font-style-asian="normal" style:font-weight-asian="normal" style:font-size-complex="14pt"/>
    </style:style>
    <style:style style:name="T5" style:family="text">
      <style:text-properties style:font-name="Liberation Serif"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开发心得》</text:span></text:p>
      <text:p text:style-name="P2" loext:marker-style-name="T3"/>
      <text:p text:style-name="P3" loext:marker-style-name="T1"><text:span text:style-name="T4">熊俊啟：</text:span><text:span text:style-name="T4"/></text:p>
      <text:p text:style-name="P3" loext:marker-style-name="T1"><text:span text:style-name="T5"><text:tab/></text:span><text:span text:style-name="T5"/></text:p>
      <text:p text:style-name="P3" loext:marker-style-name="T1"><text:span text:style-name="T5"><text:tab/>对于这次音乐播放器项目的开发，让学学到了团队合作的魅力，每个人负责自己的板块，让项目开发更加高效。并且学会了使用github上的远程仓库来保存我们每个版本的代码，还有就是合作开发的代码合并。</text:span><text:span text:style-name="T5"/></text:p>
      <text:p text:style-name="P3" loext:marker-style-name="T1"><text:span text:style-name="T5">在写代码方面，通过这次项目我学会了很多知识，比如js的一些使用方法，还有很多ui编程的很多工具和复用的一些技巧。</text:span><text:span text:style-name="T5"/></text:p>
      <text:p text:style-name="P3" loext:marker-style-name="T1"><text:span text:style-name="T5">综合来说这次项目的开发不仅对现在我的学习有很多的帮助，更多的是对以后我找工作和团队合作方面有很大的帮助。</text:span><text:span text:style-name="T5"/></text:p>
      <text:p text:style-name="P4" loext:marker-style-name="T5"/>
      <text:p text:style-name="P3" loext:marker-style-name="T1"><text:span text:style-name="T5">张哲凯：</text:span><text:span text:style-name="T5"/></text:p>
      <text:p text:style-name="P3" loext:marker-style-name="T1"><text:span text:style-name="T5"><text:tab/> <text:s/>此次项目开发比起上学期有了很大的进度，比如说提前讨论并准备了选题，没有把所有任务压在期末。同时借助github进行版本的提交和合并，提高了开发的效率以及团队的协调性。而我在该项目中主要负责的是本地音乐的处理（导入解析播放等）</text:span><text:span text:style-name="T5"/></text:p>
      <text:p text:style-name="P3" loext:marker-style-name="T1"><text:span text:style-name="T5">在学习和实践中加深了对所学知识的理解，强化了编程技能，同时进一步明确了团队配合的重要性，本次的经历对我来说是难得而宝贵的经验。</text:span><text:span text:style-name="T5"/></text:p>
      <text:p text:style-name="P4" loext:marker-style-name="T5"/>
      <text:p text:style-name="P3" loext:marker-style-name="T1"><text:span text:style-name="T5">王俊民：</text:span><text:span text:style-name="T5"/></text:p>
      <text:p text:style-name="P3" loext:marker-style-name="T1"><text:span text:style-name="T5"><text:tab/>通过本次实训的起起落落让我们更加意识到软件开发项目制作的不易，要面临种种问题，尤其是组员之间的沟通交流，这很影响项目的进度，甚至成功与否。在经历本次锤炼我们小组之间的配合默契得到提升，大家也更能够理解其他人的想法与建议，对于我们来说，这是难能宝贵的经验。我相信在后续的学习与实践中能够拥有实现并完善上述目标的能力，并开发更优良的项目。</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lor Emoji" svg:font-family="'Color Emoj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5T20:03:45.006095492</meta:creation-date>
    <dc:date>2025-07-05T20:03:46.790571629</dc:date>
    <meta:editing-duration>PT2S</meta:editing-duration>
    <meta:editing-cycles>1</meta:editing-cycles>
    <meta:document-statistic meta:table-count="0" meta:image-count="0" meta:object-count="0" meta:page-count="1" meta:paragraph-count="11" meta:word-count="551" meta:character-count="569" meta:non-whitespace-character-count="563"/>
    <meta:generator>LibreOffice/24.8.7.2$Linux_X86_64 LibreOffice_project/480$Build-2</meta:generator>
  </office:meta>
</office:document-meta>
</file>